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modern" style:font-pitch="fixed"/>
    <style:font-face style:name="FreeSerif" svg:font-family="FreeSerif" style:font-family-generic="system" style:font-pitch="variable"/>
    <style:font-face style:name="Noto Sans Mono" svg:font-family="'Noto Sans Mono'" style:font-family-generic="modern" style:font-pitch="fixed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f718a" officeooo:paragraph-rsid="001f718a"/>
    </style:style>
    <style:style style:name="P2" style:family="paragraph" style:parent-style-name="Standard">
      <style:text-properties fo:font-weight="bold" officeooo:rsid="001f718a" officeooo:paragraph-rsid="001f718a" style:font-weight-asian="bold" style:font-weight-complex="bold"/>
    </style:style>
    <style:style style:name="P3" style:family="paragraph" style:parent-style-name="Standard">
      <style:text-properties fo:font-weight="bold" officeooo:rsid="001f718a" officeooo:paragraph-rsid="002796bf" style:font-weight-asian="bold" style:font-weight-complex="bold"/>
    </style:style>
    <style:style style:name="P4" style:family="paragraph" style:parent-style-name="Standard">
      <style:text-properties fo:font-weight="bold" officeooo:rsid="00244862" officeooo:paragraph-rsid="00244862" style:font-weight-asian="bold" style:font-weight-complex="bold"/>
    </style:style>
    <style:style style:name="P5" style:family="paragraph" style:parent-style-name="Standard">
      <style:text-properties officeooo:rsid="00210532" officeooo:paragraph-rsid="00210532"/>
    </style:style>
    <style:style style:name="P6" style:family="paragraph" style:parent-style-name="Standard">
      <style:text-properties officeooo:paragraph-rsid="00210532"/>
    </style:style>
    <style:style style:name="P7" style:family="paragraph" style:parent-style-name="Standard">
      <style:text-properties fo:font-weight="normal" officeooo:rsid="00244862" officeooo:paragraph-rsid="00244862" style:font-weight-asian="normal" style:font-weight-complex="normal"/>
    </style:style>
    <style:style style:name="P8" style:family="paragraph" style:parent-style-name="Standard">
      <style:text-properties fo:font-weight="normal" officeooo:rsid="00262d2e" officeooo:paragraph-rsid="00262d2e" style:font-weight-asian="normal" style:font-weight-complex="normal"/>
    </style:style>
    <style:style style:name="P9" style:family="paragraph" style:parent-style-name="Standard">
      <style:text-properties fo:font-weight="normal" officeooo:rsid="002684e4" officeooo:paragraph-rsid="002684e4" style:font-weight-asian="normal" style:font-weight-complex="normal"/>
    </style:style>
    <style:style style:name="P10" style:family="paragraph" style:parent-style-name="Standard">
      <style:text-properties officeooo:rsid="001728d4" officeooo:paragraph-rsid="002796bf"/>
    </style:style>
    <style:style style:name="P11" style:family="paragraph" style:parent-style-name="Standard">
      <style:text-properties officeooo:rsid="001728d4" officeooo:paragraph-rsid="002796bf"/>
    </style:style>
    <style:style style:name="P12" style:family="paragraph" style:parent-style-name="Standard">
      <style:text-properties officeooo:rsid="001728d4" officeooo:paragraph-rsid="002a9775"/>
    </style:style>
    <style:style style:name="T1" style:family="text">
      <style:text-properties officeooo:rsid="00210532"/>
    </style:style>
    <style:style style:name="T2" style:family="text">
      <style:text-properties officeooo:rsid="002796bf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c1f8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a9775" style:font-style-asian="normal" style:font-weight-asian="normal" style:font-style-complex="normal" style:font-weight-complex="normal"/>
    </style:style>
    <style:style style:name="T6" style:family="text">
      <style:text-properties officeooo:rsid="0028f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open file limit problem <text:span text:style-name="T2">(Arch)</text:span></text:p>
      <text:p text:style-name="P1"/>
      <text:p text:style-name="P1">This file describes the files that affect the open file limits in arch linux:</text:p>
      <text:p text:style-name="P1"><text:a xlink:type="simple" xlink:href="https://wiki.archlinux.org/title/Limits.conf" text:style-name="Internet_20_link" text:visited-style-name="Visited_20_Internet_20_Link">https://wiki.archlinux.org/title/Limits.conf</text:a></text:p>
      <text:p text:style-name="P1"/>
      <text:p text:style-name="P1">Some forum posts on the problem</text:p>
      <text:p text:style-name="P1"><text:a xlink:type="simple" xlink:href="https://bbs.archlinux.org/viewtopic.php?id=202694" text:style-name="Internet_20_link" text:visited-style-name="Visited_20_Internet_20_Link">https://bbs.archlinux.org/viewtopic.php?id=202694</text:a></text:p>
      <text:p text:style-name="P1"><text:a xlink:type="simple" xlink:href="https://bbs.archlinux.org/viewtopic.php?pid=1602812" text:style-name="Internet_20_link" text:visited-style-name="Visited_20_Internet_20_Link">https://bbs.archlinux.org/viewtopic.php?pid=1602812</text:a></text:p>
      <text:p text:style-name="P1"/>
      <text:p text:style-name="P5">View the hard and soft limit (respectively) with</text:p>
      <text:p text:style-name="P5">ulimit -Hn</text:p>
      <text:p text:style-name="P5">ulimit -Sn</text:p>
      <text:p text:style-name="P5"/>
      <text:p text:style-name="P6"><text:span text:style-name="T1">In theory, </text:span><text:span text:style-name="Source_20_Text">/etc/security/limits.conf</text:span><text:span text:style-name="T1"> should let me change the hard and soft limits. And it does...but only in a TTY!</text:span></text:p>
      <text:p text:style-name="P5">Stuff run in KDE’s Konsole are always subject to a soft limit of 1024</text:p>
      <text:p text:style-name="P6"><text:span text:style-name="T1">To benefit from the settings in </text:span><text:span text:style-name="Source_20_Text">/etc/security/limits.conf</text:span><text:span text:style-name="T1">, you must use a TTY</text:span></text:p>
      <text:p text:style-name="P6"/>
      <text:p text:style-name="P3">The open file limit problem <text:span text:style-name="T2">(Ubuntu)</text:span></text:p>
      <text:p text:style-name="P6"/>
      <text:p text:style-name="P10">Even when setting open file limits in </text:p>
      <text:p text:style-name="P10"/>
      <text:p text:style-name="P10"><text:span text:style-name="Strong_20_Emphasis"><text:span text:style-name="T3">/etc/security/limits.conf</text:span></text:span></text:p>
      <text:p text:style-name="P10"><text:span text:style-name="Strong_20_Emphasis"><text:span text:style-name="T3">* soft nofile 1048576 </text:span></text:span></text:p>
      <text:p text:style-name="P10"><text:span text:style-name="Strong_20_Emphasis"><text:span text:style-name="T3">* hard nofile 1048576</text:span></text:span></text:p>
      <text:p text:style-name="P10"><text:span text:style-name="Strong_20_Emphasis"><text:span text:style-name="T3"/></text:span></text:p>
      <text:p text:style-name="P10"><text:span text:style-name="Strong_20_Emphasis"><text:span text:style-name="T3">/etc/sysctl.conf</text:span></text:span></text:p>
      <text:p text:style-name="P10"><text:span text:style-name="Strong_20_Emphasis"><text:span text:style-name="T3">fs.file-max=1048576</text:span></text:span></text:p>
      <text:p text:style-name="P10"><text:span text:style-name="Strong_20_Emphasis"><text:span text:style-name="T3"/></text:span></text:p>
      <text:p text:style-name="P10"><text:span text:style-name="Strong_20_Emphasis"><text:span text:style-name="T3">/etc/systemd/system.conf</text:span></text:span></text:p>
      <text:p text:style-name="P10"><text:span text:style-name="Strong_20_Emphasis"><text:span text:style-name="T4">DefaultLimitNOFILE=1048576</text:span></text:span></text:p>
      <text:p text:style-name="P10"><text:span text:style-name="Strong_20_Emphasis"><text:span text:style-name="T3"/></text:span></text:p>
      <text:p text:style-name="P10"><text:span text:style-name="Strong_20_Emphasis"><text:span text:style-name="T3">I still kept getting the folliowing:</text:span></text:span></text:p>
      <text:p text:style-name="P10"><text:span text:style-name="Strong_20_Emphasis"><text:span text:style-name="T3"/></text:span></text:p>
      <text:p text:style-name="P10"><text:span text:style-name="Strong_20_Emphasis"><text:span text:style-name="T3">soulivore@ARKG:~$ ulimit -n</text:span></text:span></text:p>
      <text:p text:style-name="P10"><text:span text:style-name="Strong_20_Emphasis"><text:span text:style-name="T3">1024</text:span></text:span></text:p>
      <text:p text:style-name="P10"><text:span text:style-name="Strong_20_Emphasis"><text:span text:style-name="T3">soulivore@ARKG:~$ ulimit -Sn</text:span></text:span></text:p>
      <text:p text:style-name="P10"><text:span text:style-name="Strong_20_Emphasis"><text:span text:style-name="T3">1024</text:span></text:span></text:p>
      <text:p text:style-name="P10"><text:span text:style-name="Strong_20_Emphasis"><text:span text:style-name="T3">soulivore@ARKG:~$ ulimit -Hn</text:span></text:span></text:p>
      <text:p text:style-name="P10"><text:span text:style-name="Strong_20_Emphasis"><text:span text:style-name="T3">1048576</text:span></text:span></text:p>
      <text:p text:style-name="P10"><text:span text:style-name="Strong_20_Emphasis"><text:span text:style-name="T3"/></text:span></text:p>
      <text:p text:style-name="P12"><text:span text:style-name="Strong_20_Emphasis"><text:span text:style-name="T5">Solution ended up being the same on Ubuntu: run in a TTY</text:span></text:span></text:p>
      <text:p text:style-name="P6"/>
      <text:p text:style-name="P4">steamcmd tries and failes to update itself <text:span text:style-name="T6">(Arch)</text:span></text:p>
      <text:p text:style-name="P7"/>
      <text:p text:style-name="P8">need to install lib32-dbus as a missing dependency</text:p>
      <text:p text:style-name="P9">then install steamcmd from the AU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modern" style:font-pitch="fixed"/>
    <style:font-face style:name="FreeSerif" svg:font-family="FreeSerif" style:font-family-generic="system" style:font-pitch="variable"/>
    <style:font-face style:name="Noto Sans Mono" svg:font-family="'Noto Sans Mono'" style:font-family-generic="modern" style:font-pitch="fixed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Noto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Noto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5T15:16:23.422546827</dc:date>
    <meta:editing-duration>PT18M28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164" meta:character-count="1166" meta:non-whitespace-character-count="1032"/>
  </office:meta>
</office:document-meta>
</file>